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Liberation Serif" fo:font-size="12pt" fo:language="en" fo:country="US" officeooo:rsid="001eea4d" officeooo:paragraph-rsid="001eea4d" style:font-size-asian="12pt" style:font-size-complex="12pt"/>
    </style:style>
    <style:style style:name="P2" style:family="paragraph" style:parent-style-name="Standard">
      <style:text-properties fo:color="#c9211e" loext:opacity="100%" style:font-name="Liberation Serif" fo:font-size="12pt" fo:language="en" fo:country="US" officeooo:rsid="0020ae3c" officeooo:paragraph-rsid="0020ae3c" style:font-size-asian="12pt" style:font-size-complex="12pt"/>
    </style:style>
    <style:style style:name="P3" style:family="paragraph" style:parent-style-name="Standard">
      <style:text-properties fo:color="#a31515" loext:opacity="100%" style:font-name="Liberation Serif" fo:font-size="12pt" fo:language="en" fo:country="US" officeooo:paragraph-rsid="00220385" style:font-size-asian="12pt" style:font-size-complex="12pt"/>
    </style:style>
    <style:style style:name="P4" style:family="paragraph" style:parent-style-name="Standard">
      <style:text-properties fo:color="#a31515" loext:opacity="100%" style:font-name="Cascadia Mono" fo:font-size="9.5pt" fo:language="en" fo:country="US" officeooo:rsid="0020ae3c" officeooo:paragraph-rsid="0020ae3c" style:font-size-asian="9.5pt" style:font-size-complex="12pt"/>
    </style:style>
    <style:style style:name="P5" style:family="paragraph" style:parent-style-name="Standard" style:list-style-name="L1">
      <style:text-properties fo:color="#000000" loext:opacity="100%" style:font-name="Liberation Serif" fo:font-size="12pt" fo:language="en" fo:country="US" style:font-size-asian="12pt" style:font-size-complex="12pt"/>
    </style:style>
    <style:style style:name="P6" style:family="paragraph" style:parent-style-name="Standard" style:list-style-name="L1">
      <style:text-properties fo:color="#000000" loext:opacity="100%" style:font-name="Liberation Serif" fo:font-size="12pt" fo:language="en" fo:country="US" officeooo:paragraph-rsid="00220385" style:font-size-asian="12pt" style:font-size-complex="12pt"/>
    </style:style>
    <style:style style:name="P7" style:family="paragraph" style:parent-style-name="Standard" style:list-style-name="L1">
      <style:text-properties fo:color="#000000" loext:opacity="100%" style:font-name="Liberation Serif" fo:font-size="12pt" fo:language="en" fo:country="US" officeooo:rsid="001eea4d" officeooo:paragraph-rsid="001eea4d" style:font-size-asian="12pt" style:font-size-complex="12pt"/>
    </style:style>
    <style:style style:name="P8" style:family="paragraph" style:parent-style-name="Standard" style:list-style-name="L1">
      <style:text-properties fo:color="#000000" loext:opacity="100%" style:font-name="Liberation Serif" fo:font-size="10.5pt" fo:language="ru" fo:country="RU" fo:font-style="italic" officeooo:rsid="001eea4d" officeooo:paragraph-rsid="001eea4d" style:font-size-asian="10.5pt" style:font-style-asian="italic" style:font-size-complex="10.5pt" style:font-style-complex="italic"/>
    </style:style>
    <style:style style:name="P9" style:family="paragraph" style:parent-style-name="Standard" style:list-style-name="L1">
      <style:text-properties fo:color="#000000" loext:opacity="100%" style:font-name="Liberation Serif" fo:font-size="10.5pt" fo:language="ru" fo:country="RU" fo:font-style="italic" officeooo:rsid="001eea4d" officeooo:paragraph-rsid="0020ae3c" style:font-size-asian="10.5pt" style:font-style-asian="italic" style:font-size-complex="10.5pt" style:font-style-complex="italic"/>
    </style:style>
    <style:style style:name="P10" style:family="paragraph" style:parent-style-name="Standard" style:list-style-name="L1">
      <style:text-properties fo:color="#000000" loext:opacity="100%" style:font-name="Liberation Serif" fo:font-size="10.5pt" fo:language="ru" fo:country="RU" fo:font-style="italic" officeooo:paragraph-rsid="0020ae3c" style:font-size-asian="10.5pt" style:font-style-asian="italic" style:font-size-complex="10.5pt" style:font-style-complex="italic"/>
    </style:style>
    <style:style style:name="P11" style:family="paragraph" style:parent-style-name="Standard" style:list-style-name="L1">
      <style:text-properties fo:color="#000000" loext:opacity="100%" style:font-name="Liberation Serif" fo:font-size="10.5pt" fo:language="ru" fo:country="RU" fo:font-style="italic" officeooo:paragraph-rsid="00220385" style:font-size-asian="10.5pt" style:font-style-asian="italic" style:font-size-complex="10.5pt" style:font-style-complex="italic"/>
    </style:style>
    <style:style style:name="P12" style:family="paragraph" style:parent-style-name="Standard" style:list-style-name="L1">
      <style:text-properties fo:color="#c9211e" loext:opacity="100%" style:font-name="Liberation Serif" fo:font-size="12pt" fo:language="en" fo:country="US" style:font-size-asian="12pt" style:font-size-complex="12pt"/>
    </style:style>
    <style:style style:name="P13" style:family="paragraph" style:parent-style-name="Standard" style:list-style-name="L1">
      <style:text-properties fo:color="#c9211e" loext:opacity="100%" style:font-name="Liberation Serif" fo:font-size="12pt" fo:language="en" fo:country="US" officeooo:paragraph-rsid="001eea4d" style:font-size-asian="12pt" style:font-size-complex="12pt"/>
    </style:style>
    <style:style style:name="P14" style:family="paragraph" style:parent-style-name="Standard" style:list-style-name="L1">
      <style:text-properties fo:color="#c9211e" loext:opacity="100%" style:font-name="Liberation Serif" fo:font-size="12pt" fo:language="en" fo:country="US" officeooo:paragraph-rsid="0020ae3c" style:font-size-asian="12pt" style:font-size-complex="12pt"/>
    </style:style>
    <style:style style:name="P15" style:family="paragraph" style:parent-style-name="Standard" style:list-style-name="L1">
      <style:text-properties fo:color="#c9211e" loext:opacity="100%" style:font-name="Liberation Serif" fo:font-size="12pt" fo:language="en" fo:country="US" officeooo:paragraph-rsid="00220385" style:font-size-asian="12pt" style:font-size-complex="12pt"/>
    </style:style>
    <style:style style:name="P16" style:family="paragraph" style:parent-style-name="Standard" style:list-style-name="L1">
      <style:text-properties fo:color="#c9211e" loext:opacity="100%" style:font-name="Liberation Serif" fo:font-size="12pt" fo:language="en" fo:country="US" officeooo:rsid="001eea4d" officeooo:paragraph-rsid="001eea4d" style:font-size-asian="12pt" style:font-size-complex="12pt"/>
    </style:style>
    <style:style style:name="P17" style:family="paragraph" style:parent-style-name="Standard" style:list-style-name="L1">
      <style:text-properties fo:color="#c9211e" loext:opacity="100%" style:font-name="Liberation Serif" fo:font-size="12pt" fo:language="en" fo:country="US" officeooo:rsid="001eea4d" officeooo:paragraph-rsid="002b2d4f" style:font-size-asian="12pt" style:font-size-complex="12pt"/>
    </style:style>
    <style:style style:name="P18" style:family="paragraph" style:parent-style-name="Standard" style:list-style-name="L1">
      <style:text-properties fo:color="#c9211e" loext:opacity="100%" style:font-name="Liberation Serif" fo:font-size="12pt" fo:language="en" fo:country="US" officeooo:rsid="001eea4d" officeooo:paragraph-rsid="0020ae3c" style:font-size-asian="12pt" style:font-size-complex="12pt"/>
    </style:style>
    <style:style style:name="P19" style:family="paragraph" style:parent-style-name="Standard" style:list-style-name="L1">
      <style:text-properties fo:color="#a31515" loext:opacity="100%" style:font-name="Liberation Serif" fo:font-size="12pt" fo:language="en" fo:country="US" officeooo:rsid="001eea4d" officeooo:paragraph-rsid="001eea4d" style:font-size-asian="12pt" style:font-size-complex="12pt"/>
    </style:style>
    <style:style style:name="P20" style:family="paragraph" style:parent-style-name="Standard" style:list-style-name="L1">
      <style:text-properties fo:color="#a31515" loext:opacity="100%" style:font-name="Liberation Serif" fo:font-size="12pt" fo:language="en" fo:country="US" officeooo:rsid="0020ae3c" officeooo:paragraph-rsid="0020ae3c" style:font-size-asian="12pt" style:font-size-complex="12pt"/>
    </style:style>
    <style:style style:name="P21" style:family="paragraph" style:parent-style-name="Standard" style:list-style-name="L1">
      <style:text-properties fo:color="#a31515" loext:opacity="100%" style:font-name="Liberation Serif" fo:font-size="12pt" fo:language="en" fo:country="US" officeooo:rsid="00220385" officeooo:paragraph-rsid="00220385" style:font-size-asian="12pt" style:font-size-complex="12pt"/>
    </style:style>
    <style:style style:name="P22" style:family="paragraph" style:parent-style-name="Standard" style:list-style-name="L1">
      <style:text-properties fo:color="#a31515" loext:opacity="100%" style:font-name="Liberation Serif" fo:font-size="12pt" fo:language="en" fo:country="US" officeooo:paragraph-rsid="00220385" style:font-size-asian="12pt" style:font-size-complex="12pt"/>
    </style:style>
    <style:style style:name="P23" style:family="paragraph" style:parent-style-name="Standard" style:list-style-name="L1">
      <style:text-properties style:font-name="Liberation Serif" fo:font-size="12pt" fo:language="en" fo:country="US" officeooo:paragraph-rsid="00220385" style:font-size-asian="12pt" style:font-size-complex="12pt"/>
    </style:style>
    <style:style style:name="T1" style:family="text">
      <style:text-properties fo:color="#a31515" loext:opacity="100%"/>
    </style:style>
    <style:style style:name="T2" style:family="text">
      <style:text-properties fo:color="#a31515" loext:opacity="100%" officeooo:rsid="0020ae3c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220385"/>
    </style:style>
    <style:style style:name="T5" style:family="text">
      <style:text-properties officeooo:rsid="001eea4d"/>
    </style:style>
    <style:style style:name="T6" style:family="text">
      <style:text-properties officeooo:rsid="0020ae3c"/>
    </style:style>
    <style:style style:name="T7" style:family="text">
      <style:text-properties officeooo:rsid="00220385"/>
    </style:style>
    <style:style style:name="T8" style:family="text">
      <style:text-properties officeooo:rsid="0028afd9"/>
    </style:style>
    <style:style style:name="T9" style:family="text">
      <style:text-properties officeooo:rsid="0028b827"/>
    </style:style>
    <style:style style:name="T10" style:family="text">
      <style:text-properties officeooo:rsid="0029579c"/>
    </style:style>
    <style:style style:name="T11" style:family="text">
      <style:text-properties officeooo:rsid="002d4b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362067" text:style-name="L1">
        <text:list-item>
          <text:p text:style-name="P5">are you a vegan?</text:p>
          <text:p text:style-name="P5"/>
          <text:p text:style-name="P12">"veganism is not a rejection of meat it is a rejection of the forced exploitation of animals and the rejection of sponsoring violence against them"</text:p>
          <text:p text:style-name="P5"/>
        </text:list-item>
        <text:list-item>
          <text:p text:style-name="P7">do you believe in anything?</text:p>
          <text:p text:style-name="P7"/>
          <text:p text:style-name="P16">"belief is the absence of doubt lack of belief in anything is noncredism";</text:p>
          <text:p text:style-name="P7"/>
        </text:list-item>
        <text:list-item>
          <text:p text:style-name="P7">are you child-free?</text:p>
          <text:p text:style-name="P7"/>
          <text:p text:style-name="P16">"child-free is a refusal to reproduce </text:p>
          <text:p text:style-name="P13">child-free can have natural and adopted children</text:p>
          <text:p text:style-name="P16"/>
          <text:p text:style-name="P16">i recommend the book “better never be: the harm of arising” by david benatar"</text:p>
        </text:list-item>
      </text:list>
      <text:p text:style-name="P1"/>
      <text:list xml:id="list173156761520623" text:continue-numbering="true" text:style-name="L1">
        <text:list-item>
          <text:p text:style-name="P7">are you a cosmopolitan?</text:p>
          <text:p text:style-name="P19"/>
          <text:p text:style-name="P16">"cosmopolitanism is the rejection of national identity"</text:p>
          <text:p text:style-name="P19"/>
        </text:list-item>
        <text:list-item>
          <text:p text:style-name="P7">do you like BDSM?</text:p>
          <text:p text:style-name="P19"/>
          <text:p text:style-name="P16">"the initialism BDSM stands for:</text:p>
          <text:p text:style-name="P16"/>
          <text:p text:style-name="P13">bondage and discipline (B&amp;D)</text:p>
          <text:p text:style-name="P12">dominance and submission (D&amp;s)</text:p>
          <text:p text:style-name="P16">sadomasochism (or S&amp;M)"</text:p>
          <text:p text:style-name="P19"/>
        </text:list-item>
        <text:list-item>
          <text:p text:style-name="P7">do you put on makeup?</text:p>
          <text:p text:style-name="P7"/>
          <text:p text:style-name="P16">…</text:p>
          <text:p text:style-name="P7"/>
          <text:p text:style-name="P17"/>
          <text:p text:style-name="P7"/>
        </text:list-item>
        <text:list-item>
          <text:p text:style-name="P7">do you wear heels?</text:p>
          <text:p text:style-name="P19"/>
          <text:p text:style-name="P16">"think well and do not desire for play, attachment, and sensual pleasures, give up decorations, be truthful, and fare alone like the single horned rhinoceros"</text:p>
          <text:p text:style-name="P16"/>
          <text:p text:style-name="P16"/>
          <text:p text:style-name="P8">«думай хорошо и не желай игр, привязанностей и чувственных удовольствий, откажись от украшений, будь правдивым и живи в одиночестве, как однорогий носорог»</text:p>
          <text:p text:style-name="P19"/>
        </text:list-item>
        <text:list-item>
          <text:p text:style-name="P7">do you have any tattoo<text:span text:style-name="T6">s</text:span>?</text:p>
          <text:p text:style-name="P19"/>
          <text:p text:style-name="P18">"bones and veins bound together are covered up with flesh and skin, the body is covered up with the skin, and the true state is not seen"</text:p>
          <text:p text:style-name="P18"/>
          <text:p text:style-name="P9">«<text:span text:style-name="T8">к</text:span>ости и жилы, связанные вместе, покрыты плотью и кожей, тело покрыто кожей, и истинное состояние не видно»</text:p>
          <text:p text:style-name="P9"/>
          <text:p text:style-name="P9"/>
          <text:p text:style-name="P19"/>
        </text:list-item>
        <text:list-item>
          <text:p text:style-name="P7"><text:soft-page-break/>do you like existence?</text:p>
          <text:p text:style-name="P19"/>
          <text:p text:style-name="P14"><text:span text:style-name="T5">"if someone does not see any essence in being, </text:span>seeing it as a search for wood-apple flowers, he gives up this and the other world, <text:span text:style-name="T5">like the snake that discards the decayed skin"</text:span></text:p>
          <text:p text:style-name="P14"/>
          <text:p text:style-name="P10">"если кто-то не видит в бытии никакой сущности, видя его как поиск цветков лесной яблони, он отказывается от этого и потустороннего мира, как змея, сбрасывающая истлевшую кожу"</text:p>
        </text:list-item>
      </text:list>
      <text:p text:style-name="P2"/>
      <text:list xml:id="list173156961984492" text:continue-numbering="true" text:style-name="L1">
        <text:list-header>
          <text:p text:style-name="P20"/>
        </text:list-header>
        <text:list-item>
          <text:p text:style-name="P23"><text:span text:style-name="T2"><text:s/></text:span><text:span text:style-name="T4">do you shave your legs?</text:span></text:p>
          <text:p text:style-name="P21"/>
          <text:p text:style-name="P15">"the bhikkhu hearing the words of the <text:span text:style-name="T11">e</text:span>nlightened <text:span text:style-name="T11">o</text:span>ne, becomes wise, looks at the body as it really is, and learns it thoroughly" </text:p>
          <text:p text:style-name="P15"/>
          <text:p text:style-name="P11">«<text:span text:style-name="T9">м</text:span>онах, слушающий слова Просветленного, становится мудрым, смотрит на тело таким, какое оно есть на самом деле, и тщательно изучает его»</text:p>
        </text:list-item>
      </text:list>
      <text:p text:style-name="P3"/>
      <text:p text:style-name="P3"/>
      <text:list xml:id="list173157497371405" text:continue-numbering="true" text:style-name="L1">
        <text:list-item>
          <text:p text:style-name="P23"><text:span text:style-name="T1"><text:s/></text:span><text:span text:style-name="T3">do you shave your head?</text:span></text:p>
          <text:p text:style-name="P15"/>
          <text:p text:style-name="P15">"in the seen will be merely what is seen </text:p>
          <text:p text:style-name="P12">in the heard will be merely what is heard </text:p>
          <text:p text:style-name="P12"><text:span text:style-name="T7">i</text:span>n the sensed will be merely what is sensed</text:p>
          <text:p text:style-name="P12">in the cognized will be merely what is cognized" </text:p>
          <text:p text:style-name="P15"/>
          <text:p text:style-name="P11">«<text:span text:style-name="T10">в</text:span> видимом будет только то, что видно<text:line-break/> в услышанном будет только то, что услышано<text:line-break/> в ощущаемом будет только то, что ощущается<text:line-break/> в познаваемом будет лишь то, что познано»</text:p>
          <text:p text:style-name="P22"/>
        </text:list-item>
        <text:list-item>
          <text:p text:style-name="P6"><text:s/>do you have anything sacred?</text:p>
          <text:p text:style-name="P22"/>
          <text:p text:style-name="P15">"cut up the bonds, like the fish that dismantle the net and like the fire that burns non-stop fare alone like the single horned rhinoceros" </text:p>
          <text:p text:style-name="P15"/>
          <text:p text:style-name="P11">«разрезать оковы, как рыба, которая разбирает сеть, и как огонь, который безостановочно сжигает еду в одиночестве, как однорогий носорог»</text:p>
        </text:list-item>
      </text:list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>
      <style:text-properties fo:color="#00000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5T17:31:55.424000000</dc:date>
    <meta:editing-duration>P1DT6H56M7S</meta:editing-duration>
    <meta:editing-cycles>11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38" meta:word-count="456" meta:character-count="2640" meta:non-whitespace-character-count="2222"/>
  </office:meta>
</office:document-meta>
</file>